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544514822" text:style-name="L1">
        <text:list-item>
          <text:p text:style-name="P2">Felttype validering</text:p>
          <text:list>
            <text:list-item>
              <text:p text:style-name="P2">Basal type check(tal, tekst, antal sepratorer)</text:p>
            </text:list-item>
            <text:list-item>
              <text:p text:style-name="P2">position af seperatorer</text:p>
            </text:list-item>
          </text:list>
        </text:list-item>
        <text:list-item>
          <text:p text:style-name="P2">Ny record</text:p>
        </text:list-item>
        <text:list-item>
          <text:p text:style-name="P2">Backup</text:p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312545686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</text:list>
      <text:p text:style-name="Standard"/>
      <text:p text:style-name="Standard"/>
      <text:p text:style-name="Standard">Uden for katergori:</text:p>
      <text:p text:style-name="Standard"><text:tab/>Print af data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8-13T14:24:38</dc:date>
    <dc:creator>Torsten Christiansen</dc:creator>
    <meta:editing-duration>PT03H21M16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27" meta:word-count="109" meta:character-count="582"/>
  </office:meta>
</office:document-meta>
</file>